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5.520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1.1771in"/>
    </style:style>
    <style:style style:name="Table2.B" style:family="table-column">
      <style:table-column-properties style:column-width="5.5208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79in" fo:margin-left="0in" table:align="left" style:writing-mode="lr-tb"/>
    </style:style>
    <style:style style:name="Table3.A" style:family="table-column">
      <style:table-column-properties style:column-width="1.1771in"/>
    </style:style>
    <style:style style:name="Table3.B" style:family="table-column">
      <style:table-column-properties style:column-width="5.5208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79in" fo:margin-left="0in" table:align="left" style:writing-mode="lr-tb"/>
    </style:style>
    <style:style style:name="Table4.A" style:family="table-column">
      <style:table-column-properties style:column-width="1.1771in"/>
    </style:style>
    <style:style style:name="Table4.B" style:family="table-column">
      <style:table-column-properties style:column-width="5.5208in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loext:graphic-properties draw:fill="solid" draw:fill-color="#1f497d"/>
      <style:paragraph-properties fo:text-align="center" style:justify-single-word="false" fo:background-color="#1f497d">
        <style:tab-stops>
          <style:tab-stop style:position="1.1811in"/>
        </style:tab-stops>
      </style:paragraph-properties>
    </style:style>
    <style:style style:name="P2" style:family="paragraph" style:parent-style-name="Standard">
      <loext:graphic-properties draw:fill="solid" draw:fill-color="#1f497d"/>
      <style:paragraph-properties fo:text-align="center" style:justify-single-word="false" fo:break-before="page" fo:background-color="#1f497d">
        <style:tab-stops>
          <style:tab-stop style:position="1.1811in"/>
        </style:tab-stops>
      </style:paragraph-properties>
    </style:style>
    <style:style style:name="P3" style:family="paragraph" style:parent-style-name="Standard">
      <loext:graphic-properties draw:fill="solid" draw:fill-color="#1f497d"/>
      <style:paragraph-properties fo:text-align="center" style:justify-single-word="false" fo:background-color="#1f497d">
        <style:tab-stops>
          <style:tab-stop style:position="1.1811in"/>
        </style:tab-stops>
      </style:paragraph-properties>
      <style:text-properties fo:color="#ffffff" loext:opacity="100%" style:font-name="Calibri1" fo:font-size="12pt" style:font-size-asian="12pt" style:font-size-complex="12pt"/>
    </style:style>
    <style:style style:name="P4" style:family="paragraph" style:parent-style-name="Standard">
      <loext:graphic-properties draw:fill="solid" draw:fill-color="#1f497d"/>
      <style:paragraph-properties fo:background-color="#1f497d">
        <style:tab-stops>
          <style:tab-stop style:position="1.1811in"/>
        </style:tab-stops>
      </style:paragraph-properties>
      <style:text-properties fo:color="#ffffff" loext:opacity="100%" style:font-name="Calibri1" fo:font-size="12pt" fo:font-weight="bold" style:font-size-asian="12pt" style:font-weight-asian="bold" style:font-size-complex="12pt"/>
    </style:style>
    <style:style style:name="P5" style:family="paragraph" style:parent-style-name="Standard">
      <loext:graphic-properties draw:fill="solid" draw:fill-color="#1f497d"/>
      <style:paragraph-properties fo:background-color="#1f497d">
        <style:tab-stops>
          <style:tab-stop style:position="1.1811in"/>
        </style:tab-stops>
      </style:paragraph-properties>
      <style:text-properties fo:color="#ffffff" loext:opacity="100%" style:font-name="Calibri1" fo:font-size="12pt" fo:font-weight="bold" officeooo:rsid="000ca622" style:font-size-asian="12pt" style:font-weight-asian="bold" style:font-size-complex="12pt"/>
    </style:style>
    <style:style style:name="P6" style:family="paragraph" style:parent-style-name="Standard">
      <loext:graphic-properties draw:fill="solid" draw:fill-color="#1f497d"/>
      <style:paragraph-properties fo:text-align="center" style:justify-single-word="false" fo:background-color="#1f497d">
        <style:tab-stops>
          <style:tab-stop style:position="1.1811in"/>
        </style:tab-stops>
      </style:paragraph-properties>
      <style:text-properties fo:color="#ffffff" loext:opacity="100%" style:font-name="Calibri1" fo:font-size="18pt" style:font-size-asian="18pt" style:font-size-complex="18pt"/>
    </style:style>
    <style:style style:name="P7" style:family="paragraph" style:parent-style-name="Standard">
      <style:paragraph-properties>
        <style:tab-stops>
          <style:tab-stop style:position="1.1811in"/>
        </style:tab-stops>
      </style:paragraph-properties>
      <style:text-properties style:font-name="Calibri1" fo:font-size="12pt" style:font-size-asian="12pt" style:font-size-complex="12pt"/>
    </style:style>
    <style:style style:name="P8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0ca622" style:font-size-asian="12pt" style:font-size-complex="12pt"/>
    </style:style>
    <style:style style:name="P9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194120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1.1811in"/>
        </style:tab-stops>
      </style:paragraph-properties>
      <style:text-properties style:font-name="Calibri1" fo:font-size="12pt" officeooo:rsid="000ae67a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1.1811in"/>
        </style:tab-stops>
      </style:paragraph-properties>
      <style:text-properties style:font-name="Calibri1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>
        <style:tab-stops>
          <style:tab-stop style:position="1.1811in"/>
        </style:tab-stops>
      </style:paragraph-properties>
      <style:text-properties style:font-name="Calibri1" fo:font-size="12pt" fo:font-weight="bold" officeooo:rsid="000ae67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194120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194120" style:font-size-asian="11pt" style:font-size-complex="11pt"/>
    </style:style>
    <style:style style:name="P15" style:family="paragraph" style:parent-style-name="Standard">
      <loext:graphic-properties draw:fill="solid" draw:fill-color="#1f497d"/>
      <style:paragraph-properties fo:background-color="#1f497d">
        <style:tab-stops>
          <style:tab-stop style:position="1.1811in"/>
        </style:tab-stops>
      </style:paragraph-properties>
    </style:style>
    <style:style style:name="P16" style:family="paragraph" style:parent-style-name="Table_20_Contents">
      <style:text-properties fo:font-size="12pt" officeooo:rsid="000c2562" officeooo:paragraph-rsid="000c2562" style:font-size-asian="12pt" style:font-size-complex="12pt"/>
    </style:style>
    <style:style style:name="P17" style:family="paragraph" style:parent-style-name="Standard">
      <style:paragraph-properties fo:line-height="100%"/>
      <style:text-properties fo:color="#00000a" loext:opacity="100%" style:font-name="Calibri1" fo:font-size="12pt" officeooo:rsid="001598c3" officeooo:paragraph-rsid="001598c3" style:font-name-asian="Times New Roman1" style:font-size-asian="12pt" style:language-asian="da" style:country-asian="DK" style:font-size-complex="12pt"/>
    </style:style>
    <style:style style:name="P18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officeooo:paragraph-rsid="00194120"/>
    </style:style>
    <style:style style:name="P1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="solid" draw:fill-color="#1f497d"/>
      <style:paragraph-properties fo:background-color="#1f497d">
        <style:tab-stops>
          <style:tab-stop style:position="1.1811in"/>
        </style:tab-stops>
      </style:paragraph-properties>
      <style:text-properties officeooo:paragraph-rsid="0020dde8"/>
    </style:style>
    <style:style style:name="P21" style:family="paragraph" style:parent-style-name="Table_20_Contents">
      <style:text-properties fo:font-size="12pt" officeooo:rsid="000c2562" officeooo:paragraph-rsid="0020dde8" style:font-size-asian="12pt" style:font-size-complex="12pt"/>
    </style:style>
    <style:style style:name="P22" style:family="paragraph" style:parent-style-name="Text_20_body">
      <style:text-properties officeooo:paragraph-rsid="0020dde8"/>
    </style:style>
    <style:style style:name="T1" style:family="text">
      <style:text-properties fo:color="#ffffff" loext:opacity="100%" style:font-name="Calibri1" fo:language="de" fo:country="CH"/>
    </style:style>
    <style:style style:name="T2" style:family="text">
      <style:text-properties fo:color="#ffffff" loext:opacity="100%" style:font-name="Calibri1" fo:language="de" fo:country="CH" officeooo:rsid="000a0793"/>
    </style:style>
    <style:style style:name="T3" style:family="text">
      <style:text-properties fo:color="#ffffff" loext:opacity="100%" style:font-name="Calibri1" fo:language="de" fo:country="CH" officeooo:rsid="000a0793" style:font-name-asian="Symbol1" style:font-name-complex="Symbol1"/>
    </style:style>
    <style:style style:name="T4" style:family="text">
      <style:text-properties fo:color="#ffffff" loext:opacity="100%" style:font-name="Calibri1" fo:language="en" fo:country="US"/>
    </style:style>
    <style:style style:name="T5" style:family="text">
      <style:text-properties fo:color="#ffffff" loext:opacity="100%" style:font-name="Calibri1" fo:language="en" fo:country="US" officeooo:rsid="000a0793"/>
    </style:style>
    <style:style style:name="T6" style:family="text">
      <style:text-properties fo:color="#ffffff" loext:opacity="100%" style:font-name="Calibri1" fo:font-size="18pt" style:font-size-asian="18pt" style:font-size-complex="18pt"/>
    </style:style>
    <style:style style:name="T7" style:family="text">
      <style:text-properties fo:color="#ffffff" loext:opacity="100%" style:font-name="Calibri1" fo:font-size="18pt" officeooo:rsid="00085613" style:font-size-asian="18pt" style:font-size-complex="18pt"/>
    </style:style>
    <style:style style:name="T8" style:family="text">
      <style:text-properties fo:color="#ffffff" loext:opacity="100%" style:font-name="Calibri1" fo:font-size="12pt" fo:font-weight="bold" style:font-size-asian="12pt" style:font-weight-asian="bold" style:font-size-complex="12pt"/>
    </style:style>
    <style:style style:name="T9" style:family="text">
      <style:text-properties fo:color="#ffffff" loext:opacity="100%" style:font-name="Calibri1" fo:font-size="12pt" fo:font-weight="bold" officeooo:rsid="0020dde8" style:font-size-asian="12pt" style:font-weight-asian="bold" style:font-size-complex="12pt"/>
    </style:style>
    <style:style style:name="T10" style:family="text">
      <style:text-properties fo:color="#ffffff" loext:opacity="100%" style:font-name="Symbol" fo:language="de" fo:country="CH" style:font-name-asian="Symbol1" style:font-name-complex="Symbol1"/>
    </style:style>
    <style:style style:name="T11" style:family="text">
      <style:text-properties fo:color="#ffffff" loext:opacity="100%" style:font-name="Symbol" style:font-name-asian="Symbol1" style:font-name-complex="Symbol1"/>
    </style:style>
    <style:style style:name="T12" style:family="text">
      <style:text-properties fo:color="#ffffff" loext:opacity="100%" style:font-name="Symbol" fo:language="en" fo:country="US" style:font-name-asian="Symbol1" style:font-name-complex="Symbol1"/>
    </style:style>
    <style:style style:name="T13" style:family="text">
      <style:text-properties style:font-name="Calibri1" fo:font-size="12pt" style:font-size-asian="12pt" style:font-size-complex="12pt"/>
    </style:style>
    <style:style style:name="T14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[NAME], [STREET], [PLZ_WITH_LOCATION]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9"/>
      <text:p text:style-name="P9"/>
      <text:p text:style-name="P9"/>
      <text:p text:style-name="P9"/>
      <text:p text:style-name="P18"><text:span text:style-name="T14">[LOCATION]</text:span>, <text:span text:style-name="T14"><text:date style:data-style-name="N10081" text:date-value="2022-04-27T10:18:21.163374236">27. April 2022</text:date></text:span></text:p>
      <text:p text:style-name="P9"/>
      <text:p text:style-name="P19">Bewerbung als [JOB_TITLE]</text:p>
      <text:p text:style-name="P9"/>
      <text:p text:style-name="P9">Sehr geehrte Damen und Herren</text:p>
      <text:p text:style-name="P9"/>
      <text:p text:style-name="P9">[MOTIVATION_LETTER_WHY_YOU]</text:p>
      <text:p text:style-name="P9"/>
      <text:p text:style-name="P9">[MOTIVATION_LETTER_WHY_ME]</text:p>
      <text:p text:style-name="P9"/>
      <text:p text:style-name="P9">[MOTIVATION_LETTER_WHY_US]</text:p>
      <text:p text:style-name="P9"/>
      <text:p text:style-name="P9">Freundliche Grüße</text:p>
      <text:p text:style-name="P9"/>
      <text:p text:style-name="P9">[NAME]</text:p>
      <text:p text:style-name="P2"><text:span text:style-name="T6"><text:s/></text:span><text:span text:style-name="T7">[NAME]</text:span></text:p>
      <text:p text:style-name="P6">LEBENSLAUF</text:p>
      <text:p text:style-name="P3"/>
      <text:p text:style-name="P1"><text:span text:style-name="T6">• </text:span><text:span text:style-name="T7">[POWER_WORD1]</text:span><text:span text:style-name="T6"> • </text:span><text:span text:style-name="T7">[POWER_WORD2]</text:span><text:span text:style-name="T6"> • </text:span><text:span text:style-name="T7">[POWER_WORD3]</text:span><text:span text:style-name="T6"> •</text:span></text:p>
      <text:p text:style-name="P7"/>
      <text:p text:style-name="P11"/>
      <text:p text:style-name="P4"><text:s/>ZUSAMMENFASSUNG</text:p>
      <text:p text:style-name="P17">[SHORT_DESCRIPTION]</text:p>
      <text:p text:style-name="P7"/>
      <text:p text:style-name="P4">BERUFLICHE QUALIFIKATIONEN</text:p>
      <text:section text:style-name="Sect1" text:name="skills-section">
        <text:p text:style-name="P12">[CV_UNIT_NAME]</text:p>
        <text:p text:style-name="P10">[CV_UNIT_CONTENT]</text:p>
        <text:p text:style-name="P7"/>
      </text:section>
      <text:p text:style-name="P7"/>
      <text:p text:style-name="P4">AUSBILDUNG/SCHULUNGEN</text:p>
      <text:section text:style-name="Sect1" text:name="education-section">
        <table:table table:name="Table1" table:style-name="Table1">
          <table:table-column table:style-name="Table1.A"/>
          <table:table-column table:style-name="Table1.B"/>
          <table:table-row table:style-name="TableLine94376001481744">
            <table:table-cell table:style-name="Table1.A1" office:value-type="string">
              <text:p text:style-name="P16">[CV_UNIT_START_DATE_YEAR] – [CV_UNIT_END_DATE_YEAR]</text:p>
            </table:table-cell>
            <table:table-cell table:style-name="Table1.A1" office:value-type="string">
              <text:p text:style-name="P16">[CV_UNIT_NAME]</text:p>
            </table:table-cell>
          </table:table-row>
        </table:table>
      </text:section>
      <text:p text:style-name="Text_20_body"/>
      <text:p text:style-name="P15"><text:span text:style-name="T8">BERUFLICHE KARRIERE</text:span><text:span text:style-name="T13"> </text:span></text:p>
      <text:section text:style-name="Sect1" text:name="experience-section">
        <table:table table:name="Table2" table:style-name="Table2">
          <table:table-column table:style-name="Table2.A"/>
          <table:table-column table:style-name="Table2.B"/>
          <table:table-row table:style-name="TableLine94376003684928">
            <table:table-cell table:style-name="Table2.A1" office:value-type="string">
              <text:p text:style-name="P16">[CV_UNIT_START_DATE_YEAR] – [CV_UNIT_END_DATE_YEAR]</text:p>
            </table:table-cell>
            <table:table-cell table:style-name="Table2.A1" office:value-type="string">
              <text:p text:style-name="P16">[CV_UNIT_NAME]</text:p>
            </table:table-cell>
          </table:table-row>
        </table:table>
      </text:section>
      <text:p text:style-name="P22"/>
      <text:p text:style-name="P20"><text:span text:style-name="T9">RESERVE 1</text:span><text:span text:style-name="T13"> </text:span></text:p>
      <text:section text:style-name="Sect1" text:name="reserve1-section">
        <table:table table:name="Table3" table:style-name="Table3">
          <table:table-column table:style-name="Table3.A"/>
          <table:table-column table:style-name="Table3.B"/>
          <table:table-row table:style-name="TableLine94376003172880">
            <table:table-cell table:style-name="Table3.A1" office:value-type="string">
              <text:p text:style-name="P21">[CV_UNIT_START_DATE_YEAR] – [CV_UNIT_END_DATE_YEAR]</text:p>
            </table:table-cell>
            <table:table-cell table:style-name="Table3.A1" office:value-type="string">
              <text:p text:style-name="P21">[CV_UNIT_NAME]</text:p>
            </table:table-cell>
          </table:table-row>
        </table:table>
      </text:section>
      <text:p text:style-name="P22"/>
      <text:p text:style-name="P20"><text:span text:style-name="T9">RESERVE 2</text:span><text:span text:style-name="T13"> </text:span></text:p>
      <text:section text:style-name="Sect1" text:name="reserve2-section">
        <table:table table:name="Table4" table:style-name="Table4">
          <table:table-column table:style-name="Table4.A"/>
          <table:table-column table:style-name="Table4.B"/>
          <table:table-row table:style-name="TableLine94376047669568">
            <table:table-cell table:style-name="Table4.A1" office:value-type="string">
              <text:p text:style-name="P21">[CV_UNIT_START_DATE_YEAR] – <text:soft-page-break/>[CV_UNIT_END_DATE_YEAR]</text:p>
            </table:table-cell>
            <table:table-cell table:style-name="Table4.A1" office:value-type="string">
              <text:p text:style-name="P21">[CV_UNIT_NAME]</text:p>
            </table:table-cell>
          </table:table-row>
        </table:table>
      </text:section>
      <text:p text:style-name="P22"/>
      <text:p text:style-name="P5">Über mich</text:p>
      <text:p text:style-name="P8">[LONG_DESCRIPTION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style:font-name-asian="Calibri2" style:font-family-asian="Calibri" style:font-family-generic-asian="system" style:font-pitch-asian="variable" style:language-asian="ja" style:country-asian="JP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etreff" style:family="paragraph" style:parent-style-name="Standard" style:default-outline-level="">
      <style:paragraph-properties fo:margin-top="0.25in" fo:margin-bottom="0.1252in" style:contextual-spacing="false"/>
      <style:text-properties fo:color="#69676d" loext:opacity="100%" style:font-name="Calibri1" fo:font-family="Calibri" style:font-family-generic="roman" style:font-pitch="variable" fo:font-size="13pt" fo:font-weight="bold" style:font-size-asian="13pt" style:font-weight-asian="bold" style:font-size-complex="13pt"/>
    </style:style>
    <style:style style:name="Absendername" style:family="paragraph" style:parent-style-name="Standard" style:next-style-name="Standard" style:default-outline-level=""/>
    <style:style style:name="Lauftext" style:family="paragraph" style:parent-style-name="Standard" style:default-outline-level=""/>
    <style:style style:name="Salutation" style:family="paragraph" style:parent-style-name="Lauftext" style:next-style-name="Standard" style:default-outline-level="" style:class="text">
      <style:paragraph-properties fo:margin-top="0in" fo:margin-bottom="0.1252in" style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ae9638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Kopfzeile_20_Zchn" style:display-name="Kopfzeile Zchn" style:family="text" style:parent-style-name="Default_20_Paragraph_20_Font">
      <style:text-properties fo:color="#000000" loext:opacity="100%" style:font-name="Arial" fo:font-family="Arial" style:font-family-generic="roman" style:font-pitch="variable" fo:language="de" fo:country="DE" style:font-name-asian="Calibri2" style:font-family-asian="Calibri" style:font-family-generic-asian="system" style:font-pitch-asian="variable" style:language-asian="ja" style:country-asian="JP"/>
    </style:style>
    <style:style style:name="Fußzeile_20_Zchn" style:display-name="Fußzeile Zchn" style:family="text" style:parent-style-name="Default_20_Paragraph_20_Font">
      <style:text-properties fo:color="#000000" loext:opacity="100%" style:font-name="Arial" fo:font-family="Arial" style:font-family-generic="roman" style:font-pitch="variable" fo:language="de" fo:country="DE" style:font-name-asian="Calibri2" style:font-family-asian="Calibri" style:font-family-generic-asian="system" style:font-pitch-asian="variable" style:language-asian="ja" style:country-asian="JP"/>
    </style:style>
    <style:style style:name="Sprechblasentext_20_Zchn" style:display-name="Sprechblasentext Zchn" style:family="text" style:parent-style-name="Default_20_Paragraph_20_Font">
      <style:text-properties fo:color="#000000" loext:opacity="100%" style:font-name="Tahoma" fo:font-family="Tahoma" style:font-family-generic="roman" style:font-pitch="variable" fo:font-size="8pt" fo:language="de" fo:country="DE" style:font-name-asian="Calibri2" style:font-family-asian="Calibri" style:font-family-generic-asian="system" style:font-pitch-asian="variable" style:font-size-asian="8pt" style:language-asian="ja" style:country-asian="JP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bsendername_20_Zchn" style:display-name="Absendername Zchn" style:family="text" style:parent-style-name="Lauftext_20_Zchn"/>
    <style:style style:name="Lauftext_20_Zchn" style:display-name="Lauftext Zchn" style:family="text" style:parent-style-name="Default_20_Paragraph_20_Font"/>
    <style:style style:name="Anrede_20_Zchn" style:display-name="Anred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ae9638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3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3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3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1f497d"/>
      <style:paragraph-properties fo:text-align="center" style:justify-single-word="false" fo:background-color="#1f497d">
        <style:tab-stops>
          <style:tab-stop style:position="1.1811in"/>
        </style:tab-stops>
      </style:paragraph-properties>
    </style:style>
    <style:style style:name="MT1" style:family="text">
      <style:text-properties fo:color="#ffffff" loext:opacity="100%" style:font-name="Calibri1" fo:language="de" fo:country="CH" officeooo:rsid="000a0793"/>
    </style:style>
    <style:style style:name="MT2" style:family="text">
      <style:text-properties fo:color="#ffffff" loext:opacity="100%" style:font-name="Calibri1" fo:language="de" fo:country="CH"/>
    </style:style>
    <style:style style:name="MT3" style:family="text">
      <style:text-properties fo:color="#ffffff" loext:opacity="100%" style:font-name="Symbol" fo:language="de" fo:country="CH" style:font-name-asian="Symbol1" style:font-name-complex="Symbol1"/>
    </style:style>
    <style:style style:name="MT4" style:family="text">
      <style:text-properties fo:color="#ffffff" loext:opacity="100%" style:font-name="Symbol" style:font-name-asian="Symbol1" style:font-name-complex="Symbol1"/>
    </style:style>
    <style:style style:name="MT5" style:family="text">
      <style:text-properties fo:color="#ffffff" loext:opacity="100%" style:font-name="Calibri1" fo:language="de" fo:country="CH" officeooo:rsid="000a0793" style:font-name-asian="Symbol1" style:font-name-complex="Symbol1"/>
    </style:style>
    <style:style style:name="MT6" style:family="text">
      <style:text-properties fo:color="#ffffff" loext:opacity="100%" style:font-name="Calibri1" fo:language="en" fo:country="US" officeooo:rsid="000a0793"/>
    </style:style>
    <style:style style:name="MT7" style:family="text">
      <style:text-properties fo:color="#ffffff" loext:opacity="100%" style:font-name="Calibri1" fo:language="en" fo:country="US"/>
    </style:style>
    <style:style style:name="MT8" style:family="text">
      <style:text-properties fo:color="#ffffff" loext:opacity="100%" style:font-name="Symbol" fo:language="en" fo:country="US" style:font-name-asian="Symbol1" style:font-name-complex="Symbol1"/>
    </style:style>
    <style:page-layout style:name="Mpm1">
      <style:page-layout-properties fo:page-width="8.2681in" fo:page-height="11.6929in" style:num-format="1" style:print-orientation="portrait" fo:margin-top="0in" fo:margin-bottom="0.4917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7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>
        <style:header-footer-properties fo:min-height="0.3945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MT1">[NAME]</text:span><text:span text:style-name="MT2"> </text:span><text:span text:style-name="MT3">-</text:span><text:span text:style-name="MT2"> geboren am </text:span><text:span text:style-name="MT1">[LOCALIZED_BIRTH_DAY]</text:span><text:span text:style-name="MT2"> -</text:span><text:span text:style-name="MT4"> </text:span><text:span text:style-name="MT5">[WEBSITE]</text:span></text:p>
        <text:p text:style-name="MP1"><text:span text:style-name="MT6">[STREET]</text:span><text:span text:style-name="MT7"> </text:span><text:span text:style-name="MT8">-</text:span><text:span text:style-name="MT7"> </text:span><text:span text:style-name="MT6">[PLZ_WITH_LOCATION]</text:span><text:span text:style-name="MT7"> </text:span><text:span text:style-name="MT8">-</text:span><text:span text:style-name="MT7"> </text:span><text:span text:style-name="MT6">[EMAIL]</text:span><text:span text:style-name="MT7"> </text:span><text:span text:style-name="MT8">-</text:span><text:span text:style-name="MT7"> </text:span><text:span text:style-name="MT6">[PHONE]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egrethe Jansler</meta:initial-creator>
    <meta:editing-cycles>35</meta:editing-cycles>
    <meta:print-date>2017-09-21T06:44:00</meta:print-date>
    <meta:creation-date>2017-01-27T07:00:00</meta:creation-date>
    <dc:date>2022-04-27T10:18:21.059994435</dc:date>
    <dc:language>de-CH</dc:language>
    <meta:editing-duration>PT43M57S</meta:editing-duration>
    <meta:generator>LibreOffice/7.2.6.2$Linux_X86_64 LibreOffice_project/20$Build-2</meta:generator>
    <meta:document-statistic meta:table-count="4" meta:image-count="0" meta:object-count="0" meta:page-count="3" meta:paragraph-count="38" meta:word-count="79" meta:character-count="865" meta:non-whitespace-character-count="815"/>
    <meta:user-defined meta:name="AppVersion">16.0000</meta:user-defined>
    <meta:user-defined meta:name="Company">Hewlett-Packard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25202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